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/>
      <style:text-properties officeooo:paragraph-rsid="000f8b8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f8b86"/>
    </style:style>
    <style:style style:name="P3" style:family="paragraph" style:parent-style-name="Standard">
      <style:paragraph-properties fo:line-height="150%" fo:text-align="end" style:justify-single-word="false"/>
      <style:text-properties officeooo:paragraph-rsid="000f8b86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f8b86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f8b86" style:font-size-asian="14pt" style:font-name-complex="Times New Roman1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0f8b86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0f8b86"/>
    </style:style>
    <style:style style:name="P8" style:family="paragraph" style:parent-style-name="Standard">
      <style:paragraph-properties fo:text-align="justify" style:justify-single-word="false"/>
      <style:text-properties officeooo:paragraph-rsid="000f8b86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loext:opacity="100%" officeooo:paragraph-rsid="000f8b86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loext:opacity="100%" style:font-name="Cascadia Mono" fo:font-size="10pt" fo:language="en" fo:country="US" officeooo:paragraph-rsid="000f8b86" style:font-size-asian="10pt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loext:opacity="100%" style:font-name="Cascadia Mono" fo:font-size="10pt" officeooo:paragraph-rsid="000f8b86" style:font-size-asian="10pt"/>
    </style:style>
    <style:style style:name="P12" style:family="paragraph" style:parent-style-name="Standard">
      <style:paragraph-properties fo:hyphenation-ladder-count="no-limit"/>
      <style:text-properties fo:color="#000000" loext:opacity="100%" style:font-name="Cascadia Mono" fo:font-size="9.5pt" fo:language="en" fo:country="US" officeooo:paragraph-rsid="000f8b86" style:letter-kerning="false" style:font-name-asian="SimSun" style:font-size-asian="9.5pt" style:language-asian="en" style:country-asian="US" style:font-name-complex="Cascadia Mono1" style:font-size-complex="9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hyphenation-ladder-count="no-limit"/>
      <style:text-properties fo:color="#000000" loext:opacity="100%" style:font-name="Cascadia Mono" fo:font-size="9.5pt" officeooo:paragraph-rsid="000f8b86" style:letter-kerning="false" style:font-name-asian="SimSun" style:font-size-asian="9.5pt" style:language-asian="en" style:country-asian="US" style:font-name-complex="Cascadia Mono1" style:font-size-complex="9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text-properties fo:color="#000000" loext:opacity="100%" style:font-name="Cascadia Mono" fo:font-size="9.5pt" style:font-size-asian="9.5pt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text-underline-style="solid" style:text-underline-width="auto" style:text-underline-color="font-color" fo:font-weight="bold" officeooo:paragraph-rsid="000f8b86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loext:opacity="100%" style:text-underline-style="solid" style:text-underline-width="auto" style:text-underline-color="font-color" fo:font-weight="bold" officeooo:paragraph-rsid="000f8b86" style:font-weight-asian="bold" style:font-weight-complex="bold"/>
    </style:style>
    <style:style style:name="P17" style:family="paragraph" style:parent-style-name="Standard">
      <style:paragraph-properties fo:line-height="150%" fo:text-align="end" style:justify-single-word="false"/>
      <style:text-properties officeooo:rsid="000f8b86" officeooo:paragraph-rsid="000f8b86"/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rsid="000f8b86" officeooo:paragraph-rsid="000f8b86"/>
    </style:style>
    <style:style style:name="P19" style:family="paragraph" style:parent-style-name="Standard">
      <style:paragraph-properties fo:line-height="150%" fo:text-align="end" style:justify-single-word="false"/>
      <style:text-properties fo:language="ru" fo:country="RU" officeooo:rsid="000f8b86" officeooo:paragraph-rsid="000f8b86"/>
    </style:style>
    <style:style style:name="P20" style:family="paragraph" style:parent-style-name="Standard">
      <style:text-properties officeooo:paragraph-rsid="000f8b86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officeooo:paragraph-rsid="000f8b86" style:font-size-asian="14pt" style:font-size-complex="14pt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fo:language="ru" fo:country="RU" fo:font-weight="bold" officeooo:rsid="000f8b86" officeooo:paragraph-rsid="000f8b86" style:font-size-asian="12.25pt" style:font-weight-asian="bold" style:font-size-complex="14pt" style:font-weight-complex="bold"/>
    </style:style>
    <style:style style:name="T1" style:family="text">
      <style:text-properties fo:color="#000000" loext:opacity="100%" style:font-name="Cascadia Mono" fo:font-size="9.5pt" style:letter-kerning="false" style:font-name-asian="SimSun" style:font-size-asian="9.5pt" style:language-asian="en" style:country-asian="US" style:font-name-complex="Cascadia Mono1" style:font-size-complex="9.5pt" style:language-complex="ar" style:country-complex="SA"/>
    </style:style>
    <style:style style:name="T2" style:family="text">
      <style:text-properties fo:color="#000000" loext:opacity="100%" style:font-name="Cascadia Mono" fo:font-size="9.5pt" fo:language="en" fo:country="US" style:letter-kerning="false" style:font-name-asian="SimSun" style:font-size-asian="9.5pt" style:language-asian="en" style:country-asian="US" style:font-name-complex="Cascadia Mono1" style:font-size-complex="9.5pt" style:language-complex="ar" style:country-complex="SA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 fo:font-size="9.5pt" style:text-underline-style="solid" style:text-underline-width="auto" style:text-underline-color="font-color" fo:font-weight="bold" style:font-size-asian="9.5pt" style:font-weight-asian="bold" style:font-weight-complex="bold"/>
    </style:style>
    <style:style style:name="T5" style:family="text">
      <style:text-properties fo:color="#000000" loext:opacity="100%" style:font-name="Cascadia Mono" fo:font-size="9.5pt" style:text-underline-style="solid" style:text-underline-width="auto" style:text-underline-color="font-color" style:font-size-asian="9.5pt"/>
    </style:style>
    <style:style style:name="T6" style:family="text">
      <style:text-properties fo:color="#000000" loext:opacity="100%" style:font-name="Cascadia Mono" fo:font-size="10pt" fo:language="en" fo:country="US" style:font-size-asian="10pt"/>
    </style:style>
    <style:style style:name="T7" style:family="text">
      <style:text-properties fo:color="#000000" loext:opacity="100%" style:font-name="Cascadia Mono" fo:font-size="10pt" style:font-size-asian="10pt"/>
    </style:style>
    <style:style style:name="T8" style:family="text"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000000" loext:opacity="100%" style:text-underline-style="solid" style:text-underline-width="auto" style:text-underline-color="font-color" fo:font-weight="bold" officeooo:rsid="000f8b86" style:font-weight-asian="bold" style:font-weight-complex="bold"/>
    </style:style>
    <style:style style:name="T10" style:family="text"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000000" loext:opacity="100%" style:text-underline-style="solid" style:text-underline-width="auto" style:text-underline-color="font-color"/>
    </style:style>
    <style:style style:name="T12" style:family="text">
      <style:text-properties fo:color="#000000" loext:opacity="100%" style:text-underline-style="solid" style:text-underline-width="auto" style:text-underline-color="font-color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officeooo:rsid="000f8b86"/>
    </style:style>
    <style:style style:name="T15" style:family="text">
      <style:text-properties fo:color="#000000" loext:opacity="100%" style:font-name="Times New Roman" fo:font-size="9.5pt" style:text-underline-style="solid" style:text-underline-width="auto" style:text-underline-color="font-color" fo:font-weight="bold" style:font-size-asian="9.5pt" style:font-weight-asian="bold" style:font-weight-complex="bold"/>
    </style:style>
    <style:style style:name="T16" style:family="text">
      <style:text-properties fo:color="#000000" loext:opacity="100%" style:font-name="Times New Roman" fo:font-size="9.5pt" style:text-underline-style="solid" style:text-underline-width="auto" style:text-underline-color="font-color" style:font-size-asian="9.5pt"/>
    </style:style>
    <style:style style:name="T17" style:family="text">
      <style:text-properties fo:color="#000000" loext:opacity="100%" style:font-name="Times New Roman" fo:font-size="9.5pt" style:font-size-asian="9.5pt"/>
    </style:style>
    <style:style style:name="T18" style:family="text">
      <style:text-properties fo:color="#00000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9" style:family="text">
      <style:text-properties fo:color="#000000" loext:opacity="100%" style:font-name="Times New Roman"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color="#000000" loext:opacity="100%" style:font-name="Times New Roman" fo:font-size="14pt" style:font-size-asian="14pt" style:font-size-complex="14pt"/>
    </style:style>
    <style:style style:name="T21" style:family="text">
      <style:text-properties fo:color="#000000" loext:opacity="100%" fo:font-size="9.5pt" style:text-underline-style="solid" style:text-underline-width="auto" style:text-underline-color="font-color" fo:font-weight="bold" style:font-size-asian="9.5pt" style:font-weight-asian="bold" style:font-weight-complex="bold"/>
    </style:style>
    <style:style style:name="T22" style:family="text">
      <style:text-properties fo:color="#000000" loext:opacity="100%" fo:font-size="9.5pt" style:text-underline-style="solid" style:text-underline-width="auto" style:text-underline-color="font-color" style:font-size-asian="9.5pt"/>
    </style:style>
    <style:style style:name="T23" style:family="text">
      <style:text-properties fo:color="#000000" loext:opacity="100%" fo:font-size="9.5pt" style:font-size-asian="9.5pt"/>
    </style:style>
    <style:style style:name="T24" style:family="text">
      <style:text-properties fo:color="#000000" loext:opacity="100%"/>
    </style:style>
    <style:style style:name="T25" style:family="text">
      <style:text-properties style:font-name="Times New Roman" fo:font-size="14pt" style:font-size-asian="14pt" style:font-name-complex="Times New Roman1" style:font-size-complex="14pt"/>
    </style:style>
    <style:style style:name="T2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8" style:family="text">
      <style:text-properties style:font-name="Times New Roman" fo:font-size="14pt" fo:language="en" fo:country="US" officeooo:rsid="000f8b86" style:font-size-asian="14pt" style:font-name-complex="Times New Roman1" style:font-size-complex="14pt"/>
    </style:style>
    <style:style style:name="T29" style:family="text">
      <style:text-properties fo:color="#808080" loext:opacity="100%" style:font-name="Cascadia Mono" fo:font-size="9.5pt" fo:language="en" fo:country="US" style:letter-kerning="false" style:font-name-asian="SimSun" style:font-size-asian="9.5pt" style:language-asian="en" style:country-asian="US" style:font-name-complex="Cascadia Mono1" style:font-size-complex="9.5pt" style:language-complex="ar" style:country-complex="SA"/>
    </style:style>
    <style:style style:name="T30" style:family="text">
      <style:text-properties fo:color="#808080" loext:opacity="100%" style:font-name="Cascadia Mono" fo:font-size="9.5pt" style:font-size-asian="9.5pt"/>
    </style:style>
    <style:style style:name="T31" style:family="text">
      <style:text-properties fo:color="#808080" loext:opacity="100%" style:font-name="Cascadia Mono" fo:font-size="9.5pt" style:letter-kerning="false" style:font-name-asian="SimSun" style:font-size-asian="9.5pt" style:language-asian="en" style:country-asian="US" style:font-name-complex="Cascadia Mono1" style:font-size-complex="9.5pt" style:language-complex="ar" style:country-complex="SA"/>
    </style:style>
    <style:style style:name="T32" style:family="text">
      <style:text-properties fo:color="#a31515" loext:opacity="100%" style:font-name="Cascadia Mono" fo:font-size="9.5pt" fo:language="en" fo:country="US" style:letter-kerning="false" style:font-name-asian="SimSun" style:font-size-asian="9.5pt" style:language-asian="en" style:country-asian="US" style:font-name-complex="Cascadia Mono1" style:font-size-complex="9.5pt" style:language-complex="ar" style:country-complex="SA"/>
    </style:style>
    <style:style style:name="T33" style:family="text">
      <style:text-properties fo:color="#a31515" loext:opacity="100%" style:font-name="Cascadia Mono" fo:font-size="9.5pt" style:letter-kerning="false" style:font-name-asian="SimSun" style:font-size-asian="9.5pt" style:language-asian="en" style:country-asian="US" style:font-name-complex="Cascadia Mono1" style:font-size-complex="9.5pt" style:language-complex="ar" style:country-complex="SA"/>
    </style:style>
    <style:style style:name="T34" style:family="text">
      <style:text-properties fo:color="#a31515" loext:opacity="100%" style:font-name="Cascadia Mono" fo:font-size="9.5pt" style:font-size-asian="9.5pt"/>
    </style:style>
    <style:style style:name="T35" style:family="text">
      <style:text-properties fo:color="#008000" loext:opacity="100%" style:font-name="Cascadia Mono" fo:font-size="9.5pt" fo:language="en" fo:country="US" style:letter-kerning="false" style:font-name-asian="SimSun" style:font-size-asian="9.5pt" style:language-asian="en" style:country-asian="US" style:font-name-complex="Cascadia Mono1" style:font-size-complex="9.5pt" style:language-complex="ar" style:country-complex="SA"/>
    </style:style>
    <style:style style:name="T36" style:family="text">
      <style:text-properties fo:color="#008000" loext:opacity="100%" style:font-name="Cascadia Mono" fo:font-size="9.5pt" style:letter-kerning="false" style:font-name-asian="SimSun" style:font-size-asian="9.5pt" style:language-asian="en" style:country-asian="US" style:font-name-complex="Cascadia Mono1" style:font-size-complex="9.5pt" style:language-complex="ar" style:country-complex="SA"/>
    </style:style>
    <style:style style:name="T37" style:family="text">
      <style:text-properties fo:color="#008000" loext:opacity="100%" style:font-name="Cascadia Mono" fo:font-size="9.5pt" style:font-size-asian="9.5pt"/>
    </style:style>
    <style:style style:name="T38" style:family="text">
      <style:text-properties fo:color="#0000ff" loext:opacity="100%" style:font-name="Cascadia Mono" fo:font-size="9.5pt" fo:language="en" fo:country="US" style:letter-kerning="false" style:font-name-asian="SimSun" style:font-size-asian="9.5pt" style:language-asian="en" style:country-asian="US" style:font-name-complex="Cascadia Mono1" style:font-size-complex="9.5pt" style:language-complex="ar" style:country-complex="SA"/>
    </style:style>
    <style:style style:name="T39" style:family="text">
      <style:text-properties fo:color="#0000ff" loext:opacity="100%" style:font-name="Cascadia Mono" fo:font-size="9.5pt" style:font-size-asian="9.5pt"/>
    </style:style>
    <style:style style:name="T40" style:family="text">
      <style:text-properties fo:color="#2b91af" loext:opacity="100%" style:font-name="Cascadia Mono" fo:font-size="9.5pt" fo:language="en" fo:country="US" style:letter-kerning="false" style:font-name-asian="SimSun" style:font-size-asian="9.5pt" style:language-asian="en" style:country-asian="US" style:font-name-complex="Cascadia Mono1" style:font-size-complex="9.5pt" style:language-complex="ar" style:country-complex="SA"/>
    </style:style>
    <style:style style:name="T41" style:family="text">
      <style:text-properties fo:color="#2b91af" loext:opacity="100%" style:font-name="Cascadia Mono" fo:font-size="9.5pt" style:font-size-asian="9.5pt"/>
    </style:style>
    <style:style style:name="T42" style:family="text">
      <style:text-properties fo:color="#008080" loext:opacity="100%" style:font-name="Cascadia Mono" fo:font-size="9.5pt" style:letter-kerning="false" style:font-name-asian="SimSun" style:font-size-asian="9.5pt" style:language-asian="en" style:country-asian="US" style:font-name-complex="Cascadia Mono1" style:font-size-complex="9.5pt" style:language-complex="ar" style:country-complex="SA"/>
    </style:style>
    <style:style style:name="T43" style:family="text">
      <style:text-properties fo:color="#008080" loext:opacity="100%" style:font-name="Cascadia Mono" fo:font-size="9.5pt" fo:language="en" fo:country="US" style:letter-kerning="false" style:font-name-asian="SimSun" style:font-size-asian="9.5pt" style:language-asian="en" style:country-asian="US" style:font-name-complex="Cascadia Mono1" style:font-size-complex="9.5pt" style:language-complex="ar" style:country-complex="SA"/>
    </style:style>
    <style:style style:name="T44" style:family="text">
      <style:text-properties fo:color="#008080" loext:opacity="100%" style:font-name="Cascadia Mono" fo:font-size="9.5pt" style:font-size-asian="9.5pt"/>
    </style:style>
    <style:style style:name="T45" style:family="text">
      <style:text-properties fo:color="#6f008a" loext:opacity="100%" style:font-name="Cascadia Mono" fo:font-size="9.5pt" style:font-size-asian="9.5pt"/>
    </style:style>
    <style:style style:name="T4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5">Министерство науки и высшего образования Российской Федерации</text:span><text:span text:style-name="T25"/></text:p>
      <text:p text:style-name="P2"><text:span text:style-name="T25">Пензенский государственный университет</text:span><text:span text:style-name="T25"/></text:p>
      <text:p text:style-name="P2"><text:span text:style-name="T25">Кафедра «Вычислительная техника»</text:span><text:span text:style-name="T25"/></text:p>
      <text:p text:style-name="P4"/>
      <text:p text:style-name="P4"/>
      <text:p text:style-name="P4"/>
      <text:p text:style-name="P4"/>
      <text:p text:style-name="P4"/>
      <text:p text:style-name="P6"/>
      <text:p text:style-name="P2"><text:span text:style-name="T26">ОТЧЕТ</text:span><text:span text:style-name="T25"/></text:p>
      <text:p text:style-name="P2"><text:span text:style-name="T25">по лабораторной работе №1</text:span><text:span text:style-name="T25"/></text:p>
      <text:p text:style-name="P2"><text:span text:style-name="T25">по дисциплине: «Логика и основы алгоритмизации в инженерных задачах» </text:span><text:span text:style-name="T25"/></text:p>
      <text:p text:style-name="P2"><text:span text:style-name="T25">на тему: «Простые структуры данных»</text:span><text:span text:style-name="T25"/></text:p>
      <text:p text:style-name="P4"/>
      <text:p text:style-name="P4"/>
      <text:p text:style-name="P4"/>
      <text:p text:style-name="P4"/>
      <text:p text:style-name="P3"><text:span text:style-name="T25">Выполнил:</text:span><text:span text:style-name="T25"/></text:p>
      <text:p text:style-name="P3"><text:span text:style-name="T25">студент группы 22ВВ</text:span><text:span text:style-name="T28">C1</text:span><text:span text:style-name="T25"/></text:p>
      <text:p text:style-name="P19"><text:span text:style-name="T25">Пилюгин Артём</text:span><text:span text:style-name="T25"/></text:p>
      <text:p text:style-name="P3"><text:span text:style-name="T25"/></text:p>
      <text:p text:style-name="P5"/>
      <text:p text:style-name="P3"><text:span text:style-name="T25">Принял:</text:span><text:span text:style-name="T25"/></text:p>
      <text:p text:style-name="P17"><text:span text:style-name="T25">Юрова О.В</text:span><text:span text:style-name="T25"/></text:p>
      <text:p text:style-name="P3"><text:span text:style-name="T25">Акифьев И.В.</text:span><text:span text:style-name="T25"/></text:p>
      <text:p text:style-name="P5"/>
      <text:p text:style-name="P5"/>
      <text:p text:style-name="P4"/>
      <text:p text:style-name="P2"><text:span text:style-name="T25">Пенза</text:span><text:span text:style-name="T25"/></text:p>
      <text:p text:style-name="P2"><text:span text:style-name="T25">2023</text:span><text:span text:style-name="T25"/></text:p>
      <text:p text:style-name="P2"><text:soft-page-break/><text:span text:style-name="T26"/></text:p>
      <text:p text:style-name="P2"><text:span text:style-name="T26">Ход работы</text:span><text:span text:style-name="T26"/></text:p>
      <text:p text:style-name="P7"><text:span text:style-name="T8">Задание 1 </text:span><text:span text:style-name="T9">и 2</text:span><text:span text:style-name="T11">: </text:span><text:span text:style-name="T13">написать программу, вычисляющую разницу между максимальным и минимальным элементами массива. </text:span><text:span text:style-name="T14">Н</text:span><text:span text:style-name="T13">аписать программу, реализующую инициализацию массива случайными числами.</text:span><text:span text:style-name="T13"/></text:p>
      <text:p text:style-name="P9"><text:span text:style-name="T26"/></text:p>
      <text:p text:style-name="Standard"><text:span text:style-name="T31">#include</text:span><text:span text:style-name="T3"> </text:span><text:span text:style-name="T34">&lt;iostream&gt;</text:span><text:span text:style-name="T3"/></text:p>
      <text:p text:style-name="Standard"><text:span text:style-name="T30">#include</text:span><text:span text:style-name="T3"> </text:span><text:span text:style-name="T34">&lt;stdlib.h&gt;</text:span><text:span text:style-name="T3"/></text:p>
      <text:p text:style-name="Standard"><text:span text:style-name="T30">#include</text:span><text:span text:style-name="T3"> </text:span><text:span text:style-name="T34">&lt;time.h&gt;</text:span><text:span text:style-name="T3"/></text:p>
      <text:p text:style-name="Standard"><text:span text:style-name="T30">#include</text:span><text:span text:style-name="T3"> </text:span><text:span text:style-name="T34">&lt;locale.h&gt;</text:span><text:span text:style-name="T3"/></text:p>
      <text:p text:style-name="Standard"><text:span text:style-name="T30">#include</text:span><text:span text:style-name="T3"> </text:span><text:span text:style-name="T34">&lt;Windows.h&gt;</text:span><text:span text:style-name="T3"/></text:p>
      <text:p text:style-name="Standard"><text:span text:style-name="T39">int</text:span><text:span text:style-name="T3"> main()</text:span><text:span text:style-name="T3"/></text:p>
      <text:p text:style-name="Standard"><text:span text:style-name="T3">{</text:span><text:span text:style-name="T3"/></text:p>
      <text:p text:style-name="Standard"><text:span text:style-name="T3"><text:tab/>SetConsoleCP(1251);</text:span><text:span text:style-name="T3"/></text:p>
      <text:p text:style-name="Standard"><text:span text:style-name="T3"><text:tab/>SetConsoleOutputCP(1251);</text:span><text:span text:style-name="T3"/></text:p>
      <text:p text:style-name="Standard"><text:span text:style-name="T3"><text:tab/></text:span><text:span text:style-name="T39">int</text:span><text:span text:style-name="T3"> arr[10] = { 1, 2, 5, 6, 8, 9, 10, 3, 77, 0 }, min = arr[0], max = arr[0];</text:span><text:span text:style-name="T3"/></text:p>
      <text:p text:style-name="Standard"><text:span text:style-name="T3"><text:tab/>setlocale(</text:span><text:span text:style-name="T45">LC_ALL</text:span><text:span text:style-name="T3">, </text:span><text:span text:style-name="T34">"Rus"</text:span><text:span text:style-name="T3">);</text:span><text:span text:style-name="T3"/></text:p>
      <text:p text:style-name="P14"/>
      <text:p text:style-name="Standard"><text:span text:style-name="T3"><text:tab/>srand(time(</text:span><text:span text:style-name="T45">NULL</text:span><text:span text:style-name="T3">));</text:span><text:span text:style-name="T3"/></text:p>
      <text:p text:style-name="Standard"><text:span text:style-name="T3"><text:tab/></text:span><text:span text:style-name="T39">for</text:span><text:span text:style-name="T3"> (</text:span><text:span text:style-name="T39">int</text:span><text:span text:style-name="T3"> i = 0; i &lt; 10; i++)</text:span><text:span text:style-name="T3"/></text:p>
      <text:p text:style-name="Standard"><text:span text:style-name="T3"><text:tab/>{</text:span><text:span text:style-name="T3"/></text:p>
      <text:p text:style-name="Standard"><text:span text:style-name="T3"><text:tab/><text:tab/>arr[i] = rand();</text:span><text:span text:style-name="T3"/></text:p>
      <text:p text:style-name="Standard"><text:span text:style-name="T3"><text:tab/><text:tab/></text:span><text:span text:style-name="T3"/></text:p>
      <text:p text:style-name="Standard"><text:span text:style-name="T3"><text:tab/><text:tab/></text:span><text:span text:style-name="T39">for</text:span><text:span text:style-name="T3"> (</text:span><text:span text:style-name="T39">int</text:span><text:span text:style-name="T3"> i = 1; i &lt; 10; i++)</text:span><text:span text:style-name="T3"/></text:p>
      <text:p text:style-name="Standard"><text:span text:style-name="T3"><text:tab/><text:tab/>{</text:span><text:span text:style-name="T3"/></text:p>
      <text:p text:style-name="Standard"><text:span text:style-name="T3"><text:tab/><text:tab/><text:tab/></text:span><text:span text:style-name="T39">if</text:span><text:span text:style-name="T3"> (min &gt; arr[i])</text:span><text:span text:style-name="T3"/></text:p>
      <text:p text:style-name="Standard"><text:span text:style-name="T3"><text:tab/><text:tab/><text:tab/><text:tab/>min = arr[i];</text:span><text:span text:style-name="T3"/></text:p>
      <text:p text:style-name="Standard"><text:span text:style-name="T3"><text:tab/><text:tab/><text:tab/></text:span><text:span text:style-name="T39">else</text:span><text:span text:style-name="T3"> </text:span><text:span text:style-name="T39">if</text:span><text:span text:style-name="T3"> (max &lt; arr[i])</text:span><text:span text:style-name="T3"/></text:p>
      <text:p text:style-name="Standard"><text:span text:style-name="T3"><text:tab/><text:tab/><text:tab/><text:tab/>max = arr[i];</text:span><text:span text:style-name="T3"/></text:p>
      <text:p text:style-name="Standard"><text:span text:style-name="T3"><text:tab/><text:tab/>}</text:span><text:span text:style-name="T3"/></text:p>
      <text:p text:style-name="P14"/>
      <text:p text:style-name="Standard"><text:span text:style-name="T3"><text:tab/><text:tab/><text:tab/></text:span><text:span text:style-name="T3"/></text:p>
      <text:p text:style-name="Standard"><text:span text:style-name="T3"><text:tab/>}</text:span><text:span text:style-name="T3"/></text:p>
      <text:p text:style-name="Standard"><text:span text:style-name="T3"><text:tab/>std::cout </text:span><text:span text:style-name="T44">&lt;&lt;</text:span><text:span text:style-name="T3"> </text:span><text:span text:style-name="T34">"Макс и минимум"</text:span><text:span text:style-name="T3"> </text:span><text:span text:style-name="T44">&lt;&lt;</text:span><text:span text:style-name="T3"> </text:span><text:span text:style-name="T34">" "</text:span><text:span text:style-name="T3"> </text:span><text:span text:style-name="T44">&lt;&lt;</text:span><text:span text:style-name="T3"> max </text:span><text:span text:style-name="T44">&lt;&lt;</text:span><text:span text:style-name="T3"> </text:span><text:span text:style-name="T34">" "</text:span><text:span text:style-name="T3"> </text:span><text:span text:style-name="T44">&lt;&lt;</text:span><text:span text:style-name="T3"> min </text:span><text:span text:style-name="T44">&lt;&lt;</text:span><text:span text:style-name="T3"> </text:span><text:span text:style-name="T34">" "</text:span><text:span text:style-name="T3"> </text:span><text:span text:style-name="T44">&lt;&lt;</text:span><text:span text:style-name="T3"> </text:span><text:span text:style-name="T34">"\n"</text:span><text:span text:style-name="T3">;</text:span><text:span text:style-name="T3"/></text:p>
      <text:p text:style-name="Standard"><text:span text:style-name="T3"><text:tab/>std::cout </text:span><text:span text:style-name="T44">&lt;&lt;</text:span><text:span text:style-name="T3"> </text:span><text:span text:style-name="T34">"Выводим разницу"</text:span><text:span text:style-name="T3"> </text:span><text:span text:style-name="T44">&lt;&lt;</text:span><text:span text:style-name="T3"> </text:span><text:span text:style-name="T34">" "</text:span><text:span text:style-name="T3"> </text:span><text:span text:style-name="T44">&lt;&lt;</text:span><text:span text:style-name="T3"> max - min </text:span><text:span text:style-name="T44">&lt;&lt;</text:span><text:span text:style-name="T3"> </text:span><text:span text:style-name="T34">" "</text:span><text:span text:style-name="T3"> </text:span><text:span text:style-name="T44">&lt;&lt;</text:span><text:span text:style-name="T3"> </text:span><text:span text:style-name="T34">"\n"</text:span><text:span text:style-name="T3">;</text:span><text:span text:style-name="T3"/></text:p>
      <text:p text:style-name="Standard"><text:span text:style-name="T3"><text:tab/>system(</text:span><text:span text:style-name="T34">"pause"</text:span><text:span text:style-name="T3">);</text:span><text:span text:style-name="T3"/></text:p>
      <text:p text:style-name="P20"><text:span text:style-name="T3"><text:tab/></text:span><text:span text:style-name="T18">Задание 3</text:span><text:span text:style-name="T19">: </text:span><text:span text:style-name="T20">написать программу, реализующую создание массива произвольного размера, вводимого с клавиатуры.</text:span><text:span text:style-name="T3"/></text:p>
      <text:p text:style-name="Standard"><text:span text:style-name="T3"><text:tab/></text:span><text:span text:style-name="T39">int</text:span><text:span text:style-name="T3"> num; </text:span><text:span text:style-name="T37">// размер массива</text:span><text:span text:style-name="T3"/></text:p>
      <text:p text:style-name="Standard"><text:span text:style-name="T3"><text:tab/>srand(time(</text:span><text:span text:style-name="T45">NULL</text:span><text:span text:style-name="T3">));</text:span><text:span text:style-name="T3"/></text:p>
      <text:p text:style-name="Standard"><text:span text:style-name="T3"><text:tab/>std::cout </text:span><text:span text:style-name="T44">&lt;&lt;</text:span><text:span text:style-name="T3"> </text:span><text:span text:style-name="T34">"Задание 3, Введите значение:"</text:span><text:span text:style-name="T3"> </text:span><text:span text:style-name="T44">&lt;&lt;</text:span><text:span text:style-name="T3"> </text:span><text:span text:style-name="T34">"\n"</text:span><text:span text:style-name="T3">;</text:span><text:span text:style-name="T3"/></text:p>
      <text:p text:style-name="Standard"><text:span text:style-name="T3"><text:tab/>std::cin </text:span><text:span text:style-name="T44">&gt;&gt;</text:span><text:span text:style-name="T3"> num; </text:span><text:span text:style-name="T37">// получение от пользователя размера массива</text:span><text:span text:style-name="T3"/></text:p>
      <text:p text:style-name="P14"/>
      <text:p text:style-name="Standard"><text:span text:style-name="T3"><text:tab/></text:span><text:span text:style-name="T39">int</text:span><text:span text:style-name="T3">* arr1 = </text:span><text:span text:style-name="T39">new</text:span><text:span text:style-name="T3"> </text:span><text:span text:style-name="T39">int</text:span><text:span text:style-name="T3">[num]; </text:span><text:span text:style-name="T37">// Выделение памяти для массива</text:span><text:span text:style-name="T3"/></text:p>
      <text:p text:style-name="Standard"><text:span text:style-name="T3"><text:tab/></text:span><text:span text:style-name="T39">for</text:span><text:span text:style-name="T3"> (</text:span><text:span text:style-name="T39">int</text:span><text:span text:style-name="T3"> i = 0; i &lt; num; i++) {</text:span><text:span text:style-name="T3"/></text:p>
      <text:p text:style-name="Standard"><text:span text:style-name="T3"><text:tab/><text:tab/></text:span><text:span text:style-name="T37">// Заполнение массива и вывод значений его элементов</text:span><text:span text:style-name="T3"/></text:p>
      <text:p text:style-name="Standard"><text:span text:style-name="T3"><text:tab/><text:tab/>arr1[i] = rand();</text:span><text:span text:style-name="T3"/></text:p>
      <text:p text:style-name="Standard"><text:span text:style-name="T3"><text:tab/><text:tab/>std::cout </text:span><text:span text:style-name="T44">&lt;&lt;</text:span><text:span text:style-name="T3"> </text:span><text:span text:style-name="T34">" "</text:span><text:span text:style-name="T3"> </text:span><text:span text:style-name="T44">&lt;&lt;</text:span><text:span text:style-name="T3"> arr1[i] </text:span><text:span text:style-name="T44">&lt;&lt;</text:span><text:span text:style-name="T3"> </text:span><text:span text:style-name="T34">"\n"</text:span><text:span text:style-name="T3">;</text:span><text:span text:style-name="T3"/></text:p>
      <text:p text:style-name="Standard"><text:span text:style-name="T3"><text:tab/>}</text:span><text:span text:style-name="T3"/></text:p>
      <text:p text:style-name="Standard"><text:span text:style-name="T3"><text:tab/></text:span><text:span text:style-name="T39">delete[]</text:span><text:span text:style-name="T3"> arr1; </text:span><text:span text:style-name="T37">// очистка памяти</text:span><text:span text:style-name="T3"/></text:p>
      <text:p text:style-name="P14"/>
      <text:p text:style-name="Standard"><text:span text:style-name="T3"><text:tab/>system(</text:span><text:span text:style-name="T34">"pause"</text:span><text:span text:style-name="T3">);</text:span><text:span text:style-name="T3"/></text:p>
      <text:p text:style-name="P21"><text:span text:style-name="T10">Задание 4</text:span><text:span text:style-name="T12">: </text:span><text:span text:style-name="T24">написать программу, вычисляющую сумму значений в каждом столбце (или строке) двумерного массива.</text:span></text:p>
      <text:p text:style-name="Standard"><text:span text:style-name="T3"><text:tab/>std::cout </text:span><text:span text:style-name="T44">&lt;&lt;</text:span><text:span text:style-name="T3"> </text:span><text:span text:style-name="T34">"Задание 4"</text:span><text:span text:style-name="T3"> </text:span><text:span text:style-name="T44">&lt;&lt;</text:span><text:span text:style-name="T3"> </text:span><text:span text:style-name="T34">"\n"</text:span><text:span text:style-name="T3">;</text:span><text:span text:style-name="T3"/></text:p>
      <text:p text:style-name="Standard"><text:span text:style-name="T3"><text:tab/></text:span><text:span text:style-name="T39">int</text:span><text:span text:style-name="T3"> arr2[5][5] = {}, sum = 0;</text:span><text:span text:style-name="T3"/></text:p>
      <text:p text:style-name="Standard"><text:span text:style-name="T3"><text:tab/>srand(time(</text:span><text:span text:style-name="T45">NULL</text:span><text:span text:style-name="T3">));</text:span><text:span text:style-name="T3"/></text:p>
      <text:p text:style-name="Standard"><text:span text:style-name="T3"><text:tab/></text:span><text:span text:style-name="T39">for</text:span><text:span text:style-name="T3"> (</text:span><text:span text:style-name="T39">int</text:span><text:span text:style-name="T3"> i = 0; i &lt; 5; i++) {</text:span><text:span text:style-name="T3"/></text:p>
      <text:p text:style-name="Standard"><text:span text:style-name="T3"><text:tab/><text:tab/></text:span><text:span text:style-name="T39">int</text:span><text:span text:style-name="T3"> count = 0;</text:span><text:span text:style-name="T3"/></text:p>
      <text:p text:style-name="Standard"><text:span text:style-name="T3"><text:tab/><text:tab/></text:span><text:span text:style-name="T39">for</text:span><text:span text:style-name="T3"> (</text:span><text:span text:style-name="T39">int</text:span><text:span text:style-name="T3"> j = 0; j &lt; 5; j++) {</text:span><text:span text:style-name="T3"/></text:p>
      <text:p text:style-name="Standard"><text:soft-page-break/><text:span text:style-name="T3"><text:tab/><text:tab/><text:tab/>arr2[i][j] = rand();</text:span><text:span text:style-name="T3"/></text:p>
      <text:p text:style-name="Standard"><text:span text:style-name="T3"><text:tab/><text:tab/><text:tab/>count += 1;</text:span><text:span text:style-name="T3"/></text:p>
      <text:p text:style-name="Standard"><text:span text:style-name="T3"><text:tab/><text:tab/><text:tab/>std::cout </text:span><text:span text:style-name="T44">&lt;&lt;</text:span><text:span text:style-name="T3"> arr2[i][j] </text:span><text:span text:style-name="T44">&lt;&lt;</text:span><text:span text:style-name="T3"> </text:span><text:span text:style-name="T34">" "</text:span><text:span text:style-name="T3">;</text:span><text:span text:style-name="T3"/></text:p>
      <text:p text:style-name="Standard"><text:span text:style-name="T3"><text:tab/><text:tab/><text:tab/></text:span><text:span text:style-name="T39">if</text:span><text:span text:style-name="T3"> (count == 5) {</text:span><text:span text:style-name="T3"/></text:p>
      <text:p text:style-name="Standard"><text:span text:style-name="T3"><text:tab/><text:tab/><text:tab/><text:tab/>std::cout </text:span><text:span text:style-name="T44">&lt;&lt;</text:span><text:span text:style-name="T3"> </text:span><text:span text:style-name="T34">"\n"</text:span><text:span text:style-name="T3">;</text:span><text:span text:style-name="T3"/></text:p>
      <text:p text:style-name="Standard"><text:span text:style-name="T3"><text:tab/><text:tab/><text:tab/>}</text:span><text:span text:style-name="T3"/></text:p>
      <text:p text:style-name="Standard"><text:span text:style-name="T3"><text:tab/><text:tab/><text:tab/>sum = arr2[i][j] + sum;</text:span><text:span text:style-name="T3"/></text:p>
      <text:p text:style-name="Standard"><text:span text:style-name="T3"><text:tab/><text:tab/>}</text:span><text:span text:style-name="T3"/></text:p>
      <text:p text:style-name="Standard"><text:span text:style-name="T3"><text:tab/><text:tab/>std::cout </text:span><text:span text:style-name="T44">&lt;&lt;</text:span><text:span text:style-name="T3"> sum </text:span><text:span text:style-name="T44">&lt;&lt;</text:span><text:span text:style-name="T3"> </text:span><text:span text:style-name="T34">" "</text:span><text:span text:style-name="T3">;</text:span><text:span text:style-name="T3"/></text:p>
      <text:p text:style-name="Standard"><text:span text:style-name="T3"><text:tab/>}</text:span><text:span text:style-name="T3"/></text:p>
      <text:p text:style-name="Standard"><text:span text:style-name="T3"><text:tab/>system(</text:span><text:span text:style-name="T34">"pause"</text:span><text:span text:style-name="T3">);</text:span><text:span text:style-name="T3"/></text:p>
      <text:p text:style-name="P14"/>
      <text:p text:style-name="P20"><text:span text:style-name="T3"><text:s text:c="3"/></text:span><text:span text:style-name="T18">Задание 5</text:span><text:span text:style-name="T19">: </text:span><text:span text:style-name="T20">написать программу, осуществляющую поиск среди структур student структуру с <text:s/>заданными параметрами (фамилией, именем и т.д.).</text:span><text:span text:style-name="T3"/></text:p>
      <text:p text:style-name="P14"/>
      <text:p text:style-name="Standard"><text:span text:style-name="T3"><text:s text:c="4"/></text:span><text:span text:style-name="T39">char</text:span><text:span text:style-name="T3"> choice1[20], choice2[20];</text:span><text:span text:style-name="T3"/></text:p>
      <text:p text:style-name="P14"/>
      <text:p text:style-name="Standard"><text:span text:style-name="T3"><text:s text:c="4"/></text:span><text:span text:style-name="T39">struct</text:span><text:span text:style-name="T3"> </text:span><text:span text:style-name="T41">student</text:span><text:span text:style-name="T3"/></text:p>
      <text:p text:style-name="Standard"><text:span text:style-name="T3"><text:s text:c="4"/>{</text:span><text:span text:style-name="T3"/></text:p>
      <text:p text:style-name="Standard"><text:span text:style-name="T3"><text:s text:c="8"/></text:span><text:span text:style-name="T39">char</text:span><text:span text:style-name="T3"> famil[20], name[20], facult[20];</text:span><text:span text:style-name="T3"/></text:p>
      <text:p text:style-name="Standard"><text:span text:style-name="T3"><text:s text:c="8"/></text:span><text:span text:style-name="T39">int</text:span><text:span text:style-name="T3"> nomzach;</text:span><text:span text:style-name="T3"/></text:p>
      <text:p text:style-name="Standard"><text:span text:style-name="T3"><text:s text:c="4"/>} stud[3];</text:span><text:span text:style-name="T3"/></text:p>
      <text:p text:style-name="P14"/>
      <text:p text:style-name="Standard"><text:span text:style-name="T3"><text:s text:c="4"/>std::cout </text:span><text:span text:style-name="T44">&lt;&lt;</text:span><text:span text:style-name="T3"> </text:span><text:span text:style-name="T34">"Поиск в структуре по двум параметрам"</text:span><text:span text:style-name="T3"> </text:span><text:span text:style-name="T44">&lt;&lt;</text:span><text:span text:style-name="T3"> std::endl </text:span><text:span text:style-name="T44">&lt;&lt;</text:span><text:span text:style-name="T3"> std::endl;</text:span><text:span text:style-name="T3"/></text:p>
      <text:p text:style-name="P14"/>
      <text:p text:style-name="Standard"><text:span text:style-name="T3"><text:s text:c="4"/>std::cout </text:span><text:span text:style-name="T44">&lt;&lt;</text:span><text:span text:style-name="T3"> </text:span><text:span text:style-name="T34">"Ввод данных"</text:span><text:span text:style-name="T3"> </text:span><text:span text:style-name="T44">&lt;&lt;</text:span><text:span text:style-name="T3"> std::endl;</text:span><text:span text:style-name="T3"/></text:p>
      <text:p text:style-name="Standard"><text:span text:style-name="T3"><text:s text:c="4"/></text:span><text:span text:style-name="T39">for</text:span><text:span text:style-name="T3"> (</text:span><text:span text:style-name="T39">int</text:span><text:span text:style-name="T3"> i = 0; i &lt; 3; i++)</text:span><text:span text:style-name="T3"/></text:p>
      <text:p text:style-name="Standard"><text:span text:style-name="T3"><text:s text:c="4"/>{</text:span><text:span text:style-name="T3"/></text:p>
      <text:p text:style-name="Standard"><text:span text:style-name="T3"><text:s text:c="8"/>std::cout </text:span><text:span text:style-name="T44">&lt;&lt;</text:span><text:span text:style-name="T3"> </text:span><text:span text:style-name="T34">"----------------------------"</text:span><text:span text:style-name="T3"> </text:span><text:span text:style-name="T44">&lt;&lt;</text:span><text:span text:style-name="T3"> std::endl;</text:span><text:span text:style-name="T3"/></text:p>
      <text:p text:style-name="Standard"><text:span text:style-name="T3"><text:s text:c="8"/>std::cout </text:span><text:span text:style-name="T44">&lt;&lt;</text:span><text:span text:style-name="T3"> </text:span><text:span text:style-name="T34">"Фамилия "</text:span><text:span text:style-name="T3"> </text:span><text:span text:style-name="T44">&lt;&lt;</text:span><text:span text:style-name="T3"> i + 1 </text:span><text:span text:style-name="T44">&lt;&lt;</text:span><text:span text:style-name="T3"> </text:span><text:span text:style-name="T34">"-го студента: "</text:span><text:span text:style-name="T3">;</text:span><text:span text:style-name="T3"/></text:p>
      <text:p text:style-name="Standard"><text:span text:style-name="T3"><text:s text:c="8"/>std::cin </text:span><text:span text:style-name="T44">&gt;&gt;</text:span><text:span text:style-name="T3"> stud[i].famil;</text:span><text:span text:style-name="T3"/></text:p>
      <text:p text:style-name="Standard"><text:span text:style-name="T3"><text:s text:c="8"/>std::cout </text:span><text:span text:style-name="T44">&lt;&lt;</text:span><text:span text:style-name="T3"> </text:span><text:span text:style-name="T34">"Имя "</text:span><text:span text:style-name="T3"> </text:span><text:span text:style-name="T44">&lt;&lt;</text:span><text:span text:style-name="T3"> i + 1 </text:span><text:span text:style-name="T44">&lt;&lt;</text:span><text:span text:style-name="T3"> </text:span><text:span text:style-name="T34">"-го студента: "</text:span><text:span text:style-name="T3">;</text:span><text:span text:style-name="T3"/></text:p>
      <text:p text:style-name="Standard"><text:span text:style-name="T3"><text:s text:c="8"/>std::cin </text:span><text:span text:style-name="T44">&gt;&gt;</text:span><text:span text:style-name="T3"> stud[i].name;</text:span><text:span text:style-name="T3"/></text:p>
      <text:p text:style-name="Standard"><text:span text:style-name="T3"><text:s text:c="8"/>std::cout </text:span><text:span text:style-name="T44">&lt;&lt;</text:span><text:span text:style-name="T3"> </text:span><text:span text:style-name="T34">"Факультет "</text:span><text:span text:style-name="T3"> </text:span><text:span text:style-name="T44">&lt;&lt;</text:span><text:span text:style-name="T3"> i + 1 </text:span><text:span text:style-name="T44">&lt;&lt;</text:span><text:span text:style-name="T3"> </text:span><text:span text:style-name="T34">"-го студента: "</text:span><text:span text:style-name="T3">;</text:span><text:span text:style-name="T3"/></text:p>
      <text:p text:style-name="Standard"><text:span text:style-name="T3"><text:s text:c="8"/>std::cin </text:span><text:span text:style-name="T44">&gt;&gt;</text:span><text:span text:style-name="T3"> stud[i].facult;</text:span><text:span text:style-name="T3"/></text:p>
      <text:p text:style-name="Standard"><text:span text:style-name="T3"><text:s text:c="8"/>std::cout </text:span><text:span text:style-name="T44">&lt;&lt;</text:span><text:span text:style-name="T3"> </text:span><text:span text:style-name="T34">"Номер зачетной книжки "</text:span><text:span text:style-name="T3"> </text:span><text:span text:style-name="T44">&lt;&lt;</text:span><text:span text:style-name="T3"> i + 1 </text:span><text:span text:style-name="T44">&lt;&lt;</text:span><text:span text:style-name="T3"> </text:span><text:span text:style-name="T34">"-го студента: "</text:span><text:span text:style-name="T3">;</text:span><text:span text:style-name="T3"/></text:p>
      <text:p text:style-name="Standard"><text:span text:style-name="T3"><text:s text:c="8"/>std::cin </text:span><text:span text:style-name="T44">&gt;&gt;</text:span><text:span text:style-name="T3"> stud[i].nomzach;</text:span><text:span text:style-name="T3"/></text:p>
      <text:p text:style-name="Standard"><text:span text:style-name="T3"><text:s text:c="4"/>}</text:span><text:span text:style-name="T3"/></text:p>
      <text:p text:style-name="P14"/>
      <text:p text:style-name="Standard"><text:span text:style-name="T3"><text:s text:c="4"/>std::cout </text:span><text:span text:style-name="T44">&lt;&lt;</text:span><text:span text:style-name="T3"> </text:span><text:span text:style-name="T34">"----------------------------"</text:span><text:span text:style-name="T3"> </text:span><text:span text:style-name="T44">&lt;&lt;</text:span><text:span text:style-name="T3"> std::endl;</text:span><text:span text:style-name="T3"/></text:p>
      <text:p text:style-name="Standard"><text:span text:style-name="T3"><text:s text:c="4"/>std::cout </text:span><text:span text:style-name="T44">&lt;&lt;</text:span><text:span text:style-name="T3"> </text:span><text:span text:style-name="T34">"Ввод параметров для поиска (фамилия, имя, факультет)"</text:span><text:span text:style-name="T3"> </text:span><text:span text:style-name="T44">&lt;&lt;</text:span><text:span text:style-name="T3"> </text:span><text:span text:style-name="T34">"\n"</text:span><text:span text:style-name="T3">;</text:span><text:span text:style-name="T3"/></text:p>
      <text:p text:style-name="Standard"><text:span text:style-name="T3"><text:s text:c="4"/>std::cout </text:span><text:span text:style-name="T44">&lt;&lt;</text:span><text:span text:style-name="T3"> </text:span><text:span text:style-name="T34">"Параметр 1: "</text:span><text:span text:style-name="T3">;</text:span><text:span text:style-name="T3"/></text:p>
      <text:p text:style-name="Standard"><text:span text:style-name="T3"><text:s text:c="4"/>std::cin </text:span><text:span text:style-name="T44">&gt;&gt;</text:span><text:span text:style-name="T3"> choice1;</text:span><text:span text:style-name="T3"/></text:p>
      <text:p text:style-name="Standard"><text:span text:style-name="T3"><text:s text:c="4"/>std::cout </text:span><text:span text:style-name="T44">&lt;&lt;</text:span><text:span text:style-name="T3"> </text:span><text:span text:style-name="T34">"Параметр 2: "</text:span><text:span text:style-name="T3">;</text:span><text:span text:style-name="T3"/></text:p>
      <text:p text:style-name="Standard"><text:span text:style-name="T3"><text:s text:c="4"/>std::cin </text:span><text:span text:style-name="T44">&gt;&gt;</text:span><text:span text:style-name="T3"> choice2;</text:span><text:span text:style-name="T3"/></text:p>
      <text:p text:style-name="Standard"><text:span text:style-name="T3"><text:s text:c="4"/>std::cout </text:span><text:span text:style-name="T44">&lt;&lt;</text:span><text:span text:style-name="T3"> </text:span><text:span text:style-name="T34">"----------------------------"</text:span><text:span text:style-name="T3"> </text:span><text:span text:style-name="T44">&lt;&lt;</text:span><text:span text:style-name="T3"> std::endl;</text:span><text:span text:style-name="T3"/></text:p>
      <text:p text:style-name="P14"/>
      <text:p text:style-name="Standard"><text:span text:style-name="T3"><text:s text:c="4"/>std::cout </text:span><text:span text:style-name="T44">&lt;&lt;</text:span><text:span text:style-name="T3"> </text:span><text:span text:style-name="T34">"Результаты поиска"</text:span><text:span text:style-name="T3"> </text:span><text:span text:style-name="T44">&lt;&lt;</text:span><text:span text:style-name="T3"> std::endl;;</text:span><text:span text:style-name="T3"/></text:p>
      <text:p text:style-name="P14"/>
      <text:p text:style-name="Standard"><text:span text:style-name="T3"><text:s text:c="4"/></text:span><text:span text:style-name="T39">for</text:span><text:span text:style-name="T3"> (</text:span><text:span text:style-name="T39">int</text:span><text:span text:style-name="T3"> i = 0; i &lt; 3; i++)</text:span><text:span text:style-name="T3"/></text:p>
      <text:p text:style-name="Standard"><text:span text:style-name="T3"><text:s text:c="4"/>{</text:span><text:span text:style-name="T3"/></text:p>
      <text:p text:style-name="Standard"><text:span text:style-name="T3"><text:s text:c="8"/></text:span><text:span text:style-name="T39">if</text:span><text:span text:style-name="T3"> ((strcmp(choice1, stud[i].famil) == 0 and strcmp(choice2, stud[i].facult) == 0)</text:span><text:span text:style-name="T3"/></text:p>
      <text:p text:style-name="Standard"><text:span text:style-name="T3"><text:s text:c="12"/>or (strcmp(choice1, stud[i].facult) == 0 and strcmp(choice2, stud[i].famil) == 0)</text:span><text:span text:style-name="T3"/></text:p>
      <text:p text:style-name="Standard"><text:span text:style-name="T3"><text:s text:c="12"/>or (strcmp(choice1, stud[i].famil) == 0 and strcmp(choice2, stud[i].name) == 0)</text:span><text:span text:style-name="T3"/></text:p>
      <text:p text:style-name="Standard"><text:span text:style-name="T3"><text:s text:c="12"/>or (strcmp(choice1, stud[i].name) == 0 and strcmp(choice2, stud[i].famil) == 0)</text:span><text:span text:style-name="T3"/></text:p>
      <text:p text:style-name="Standard"><text:span text:style-name="T3"><text:s text:c="12"/>or (strcmp(choice1, stud[i].name) == 0 and strcmp(choice2, stud[i].facult) == 0)</text:span><text:span text:style-name="T3"/></text:p>
      <text:p text:style-name="Standard"><text:span text:style-name="T3"><text:s text:c="12"/>or (strcmp(choice1, stud[i].facult) == 0 and strcmp(choice2, stud[i].name) == 0))</text:span><text:span text:style-name="T3"/></text:p>
      <text:p text:style-name="Standard"><text:span text:style-name="T3"><text:s text:c="8"/>{</text:span><text:span text:style-name="T3"/></text:p>
      <text:p text:style-name="Standard"><text:span text:style-name="T3"><text:s text:c="12"/>std::cout </text:span><text:span text:style-name="T44">&lt;&lt;</text:span><text:span text:style-name="T3"> </text:span><text:span text:style-name="T34">"----------------------------"</text:span><text:span text:style-name="T3"> </text:span><text:span text:style-name="T44">&lt;&lt;</text:span><text:span text:style-name="T3"> std::endl;</text:span><text:span text:style-name="T3"/></text:p>
      <text:p text:style-name="Standard"><text:soft-page-break/><text:span text:style-name="T3"><text:s text:c="12"/>std::cout </text:span><text:span text:style-name="T44">&lt;&lt;</text:span><text:span text:style-name="T3"> </text:span><text:span text:style-name="T34">"Фамилия: "</text:span><text:span text:style-name="T3"> </text:span><text:span text:style-name="T44">&lt;&lt;</text:span><text:span text:style-name="T3"> stud[i].famil </text:span><text:span text:style-name="T44">&lt;&lt;</text:span><text:span text:style-name="T3"> std::endl;</text:span><text:span text:style-name="T3"/></text:p>
      <text:p text:style-name="Standard"><text:span text:style-name="T3"><text:s text:c="12"/>std::cout </text:span><text:span text:style-name="T44">&lt;&lt;</text:span><text:span text:style-name="T3"> </text:span><text:span text:style-name="T34">"Имя: "</text:span><text:span text:style-name="T3"> </text:span><text:span text:style-name="T44">&lt;&lt;</text:span><text:span text:style-name="T3"> stud[i].name </text:span><text:span text:style-name="T44">&lt;&lt;</text:span><text:span text:style-name="T3"> std::endl;</text:span><text:span text:style-name="T3"/></text:p>
      <text:p text:style-name="Standard"><text:span text:style-name="T3"><text:s text:c="12"/>std::cout </text:span><text:span text:style-name="T44">&lt;&lt;</text:span><text:span text:style-name="T3"> </text:span><text:span text:style-name="T34">"Факультет: "</text:span><text:span text:style-name="T3"> </text:span><text:span text:style-name="T44">&lt;&lt;</text:span><text:span text:style-name="T3"> stud[i].facult </text:span><text:span text:style-name="T44">&lt;&lt;</text:span><text:span text:style-name="T3"> std::endl;</text:span><text:span text:style-name="T3"/></text:p>
      <text:p text:style-name="Standard"><text:span text:style-name="T3"><text:s text:c="12"/>std::cout </text:span><text:span text:style-name="T44">&lt;&lt;</text:span><text:span text:style-name="T3"> </text:span><text:span text:style-name="T34">"Номер зачетной книжки: "</text:span><text:span text:style-name="T3"> </text:span><text:span text:style-name="T44">&lt;&lt;</text:span><text:span text:style-name="T3"> stud[i].nomzach </text:span><text:span text:style-name="T44">&lt;&lt;</text:span><text:span text:style-name="T3"> std::endl;</text:span><text:span text:style-name="T3"/></text:p>
      <text:p text:style-name="Standard"><text:span text:style-name="T3"><text:s text:c="8"/>}</text:span><text:span text:style-name="T3"/></text:p>
      <text:p text:style-name="Standard"><text:span text:style-name="T3"><text:s text:c="4"/>}</text:span><text:span text:style-name="T3"/></text:p>
      <text:p text:style-name="Standard"><text:span text:style-name="T3"><text:tab/></text:span><text:span text:style-name="T3"/></text:p>
      <text:p text:style-name="P7"><text:bookmark text:name="_GoBack"/><text:span text:style-name="T3">}</text:span><text:span text:style-name="T13"/></text:p>
      <text:p text:style-name="P18"><text:span text:style-name="T3"/></text:p>
      <text:p text:style-name="P7"><text:span text:style-name="T3"/></text:p>
      <text:p text:style-name="P7"><text:span text:style-name="T3"/></text:p>
      <text:p text:style-name="P22">Вывод: <text:span text:style-name="T46">научился работать с простыми структурами данных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5:58:56.623000000</meta:creation-date>
    <dc:date>2023-09-18T16:17:12.167000000</dc:date>
    <meta:editing-duration>PT18M15S</meta:editing-duration>
    <meta:editing-cycles>1</meta:editing-cycles>
    <meta:document-statistic meta:table-count="0" meta:image-count="0" meta:object-count="0" meta:page-count="4" meta:paragraph-count="124" meta:word-count="646" meta:character-count="4401" meta:non-whitespace-character-count="3472"/>
    <meta:generator>LibreOffice/7.5.2.2$Windows_X86_64 LibreOffice_project/53bb9681a964705cf672590721dbc85eb4d0c3a2</meta:generator>
  </office:meta>
</office:document-meta>
</file>